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2.032cm"/>
    </style:style>
    <style:style style:name="gr3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4" style:family="graphic" style:parent-style-name="standard">
      <style:graphic-properties draw:stroke="none"/>
    </style:style>
    <style:style style:name="gr5" style:family="graphic" style:parent-style-name="standard">
      <style:graphic-properties draw:stroke="none" svg:stroke-color="#000000" draw:fill="none" draw:fill-color="#ffffff" fo:min-height="1.016cm"/>
    </style:style>
    <style:style style:name="gr6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vertical-align="middle"/>
    </style:style>
    <style:style style:name="P1" style:family="paragraph">
      <style:paragraph-properties fo:text-align="center"/>
      <style:text-properties style:font-name="Ubuntu Condensed"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style:font-name="Ubuntu Condensed"/>
    </style:style>
    <style:style style:name="P4" style:family="paragraph">
      <style:paragraph-properties fo:text-align="center"/>
      <style:text-properties style:font-name="Ubuntu Condensed"/>
    </style:style>
    <style:style style:name="P5" style:family="paragraph">
      <style:text-properties style:font-name="Ubuntu Condensed" fo:font-weight="bold" style:font-weight-asian="bold" style:font-weight-complex="bold"/>
    </style:style>
    <style:style style:name="T1" style:family="text">
      <style:text-properties style:font-name="Ubuntu Condensed" fo:font-size="28pt" style:font-size-asian="28pt" style:font-size-complex="28pt"/>
    </style:style>
    <style:style style:name="T2" style:family="text">
      <style:text-properties style:font-name="Ubuntu Condensed"/>
    </style:style>
    <style:style style:name="T3" style:family="text">
      <style:text-properties style:font-name="Ubuntu Condensed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Framework" draw:style-name="gr1" draw:text-style-name="P1" draw:layer="layout" svg:width="19cm" svg:height="27.7cm" svg:x="1cm" svg:y="1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2" draw:layer="layout" svg:width="7.62cm" svg:height="2.282cm" svg:x="6.353cm" svg:y="1.032cm">
          <draw:text-box>
            <text:p text:style-name="P2"><text:span text:style-name="T1">Framework</text:span></text:p>
          </draw:text-box>
        </draw:frame>
        <dr3d:scene draw:style-name="gr3" svg:width="4.617cm" svg:height="4.226cm" svg:x="8.248cm" svg:y="2.743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4" draw:layer="layout"/>
        </dr3d:scene>
        <draw:custom-shape draw:style-name="gr1" draw:text-style-name="P4" draw:layer="layout" svg:width="7.239cm" svg:height="2.921cm" svg:x="6.861cm" svg:y="7.35cm">
          <text:p text:style-name="P3"><text:span text:style-name="T2">void</text:span></text:p>
          <text:p text:style-name="P4"><text:span text:style-name="T2">subVolumes( )</text:span></text:p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5" draw:layer="layout" svg:width="6.223cm" svg:height="1.683cm" svg:x="8.613cm" svg:y="4.81cm">
          <draw:text-box>
            <text:p text:style-name="P5"><text:span text:style-name="T3">Volume*</text:span></text:p>
            <text:p text:style-name="P5"><text:span text:style-name="T3">mainVolume_</text:span></text:p>
          </draw:text-box>
        </draw:frame>
        <dr3d:scene draw:style-name="gr3" svg:width="2.54cm" svg:height="2.54cm" svg:x="5.243cm" svg:y="10.732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4" draw:layer="layout"/>
        </dr3d:scene>
        <dr3d:scene draw:style-name="gr3" svg:width="2.54cm" svg:height="2.54cm" svg:x="9.143cm" svg:y="10.732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4" draw:layer="layout"/>
        </dr3d:scene>
        <dr3d:scene draw:style-name="gr3" svg:width="2.54cm" svg:height="2.54cm" svg:x="9.143cm" svg:y="10.732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4" draw:layer="layout"/>
        </dr3d:scene>
        <dr3d:scene draw:style-name="gr3" svg:width="2.54cm" svg:height="2.54cm" svg:x="12.943cm" svg:y="10.732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4" draw:layer="layout"/>
        </dr3d:scene>
        <draw:custom-shape draw:style-name="gr6" draw:text-style-name="P4" draw:layer="layout" svg:width="3.048cm" svg:height="3.048cm" svg:x="4.937cm" svg:y="15.097cm">
          <text:p text:style-name="P4"><text:span text:style-name="T2">Node1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048cm" svg:height="3.048cm" svg:x="8.937cm" svg:y="15.097cm">
          <text:p text:style-name="P4"><text:span text:style-name="T2">Node2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048cm" svg:height="3.048cm" svg:x="13.037cm" svg:y="15.097cm">
          <text:p text:style-name="P4"><text:span text:style-name="T2">Node3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6.207cm" svg:y1="13.446cm" svg:x2="6.207cm" svg:y2="15.097cm">
          <text:p/>
        </draw:line>
        <draw:line draw:style-name="gr7" draw:text-style-name="P2" draw:layer="layout" svg:x1="10.407cm" svg:y1="13.446cm" svg:x2="10.407cm" svg:y2="15.097cm">
          <text:p/>
        </draw:line>
        <draw:line draw:style-name="gr7" draw:text-style-name="P2" draw:layer="layout" svg:x1="14.207cm" svg:y1="13.446cm" svg:x2="14.207cm" svg:y2="15.097cm">
          <text:p/>
        </draw:line>
        <draw:ellipse draw:style-name="gr8" draw:text-style-name="P4" draw:layer="layout" svg:width="9.398cm" svg:height="8.509cm" svg:x="5.826cm" svg:y="19.034cm">
          <text:p text:style-name="P4"><text:span text:style-name="T2">Rendering Loop</text:span>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3T19:48:27.588204203</meta:creation-date>
    <dc:date>2015-12-13T20:14:05.425556838</dc:date>
    <meta:editing-duration>PT9M47S</meta:editing-duration>
    <meta:editing-cycles>1</meta:editing-cycles>
    <meta:document-statistic meta:object-count="21"/>
    <meta:generator>LibreOffice/4.2.8.2$Linux_X86_64 LibreOffice_project/420m0$Build-2</meta:generator>
  </office:meta>
</office:document-meta>
</file>